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母から聞いた話なんですけど、西の秘湯って
男湯より女湯の方が広いんですって。</text:p>
          </table:table-cell>
          <table:table-cell table:number-columns-repeated="1023"/>
        </table:table-row>
        <table:table-row>
          <table:table-cell table:style-name="ce0" office:value-type="string">
            <text:p>つ、つまり、男湯にいっぱい客が入った場合、
生まれたままの姿の男たちは狭い浴槽の中で
必然的に体が触れ合い、</text:p>
          </table:table-cell>
          <table:table-cell table:number-columns-repeated="1023"/>
        </table:table-row>
        <table:table-row>
          <table:table-cell table:style-name="ce0" office:value-type="string">
            <text:p>体内にうずく初めての感情に戸惑いながらも、
お互いの肉体に抱く禁断の劣情をををををお
おおおああぁぁぁっ！！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9+01:00</meta:creation-date>
    <dc:date>2019-11-03T17:42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